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ServeEveryone Clinic</text:p>
      <text:p text:style-name="Standard"/>
      <text:p text:style-name="Standard">1111 First Street California</text:p>
      <text:p text:style-name="Standard">111-111-11111 Fax: 111-111-1111</text:p>
      <text:p text:style-name="Standard">Chart Summary</text:p>
      <text:p text:style-name="Standard">Monica Smith</text:p>
      <text:p text:style-name="Standard">Home: 444-444-4444</text:p>
      <text:p text:style-name="Standard">Female DOB: 04/04/1950</text:p>
      <text:p text:style-name="Standard">0000-44444</text:p>
      <text:p text:style-name="Standard">Ins: Commercial 8927</text:p>
      <text:p text:style-name="Standard"/>
      <text:p text:style-name="Standard">Patient Information</text:p>
      <text:p text:style-name="Standard">Name: Monica Smith</text:p>
      <text:p text:style-name="Standard">Home Phone: 0904342323</text:p>
      <text:p text:style-name="Standard">Address:4444 Olin Ave</text:p>
      <text:p text:style-name="Standard">San Jose, California</text:p>
      <text:p text:style-name="Standard">Office Phone:</text:p>
      <text:p text:style-name="Standard">Patient ID: 0000-44444</text:p>
      <text:p text:style-name="Standard">Fax:+44-208-12-4434367</text:p>
      <text:p text:style-name="Standard">Birth Date: 04/04/1950</text:p>
      <text:p text:style-name="Standard">Status:Active</text:p>
      <text:p text:style-name="Standard">Gender: Female</text:p>
      <text:p text:style-name="Standard">Marital Status: Divorced</text:p>
      <text:p text:style-name="Standard">Contact By: Phone</text:p>
      <text:p text:style-name="Standard">Race: Black</text:p>
      <text:p text:style-name="Standard">SSN: 432-48-8315</text:p>
      <text:p text:style-name="Standard">Language: English</text:p>
      <text:p text:style-name="Standard">Resp Prov: Carl Savem</text:p>
      <text:p text:style-name="Standard">MRN: MR-111-1111</text:p>
      <text:p text:style-name="Standard">Referred by:</text:p>
      <text:p text:style-name="Standard">Emp. Status: Full-time</text:p>
      <text:p text:style-name="Standard">Email:monicacarl@ymail.com</text:p>
      <text:p text:style-name="Standard">Sens Chart: No</text:p>
      <text:p text:style-name="Standard">Home LOC:WeServeEveryone</text:p>
      <text:p text:style-name="Standard">External ID: MR-111-1111</text:p>
      <text:p text:style-name="Standard">Problems</text:p>
      <text:p text:style-name="Standard">DIABETES MELLITUS (ICD-250.) HYPERTENSION, BENIGN ESSENTIAL (ICD-401.1)</text:p>
      <text:p text:style-name="Standard">Medications</text:p>
      <text:p text:style-name="Standard">PRINIVIL TABS 20 MG (LISINOPRIL) 1 po qd Last Refill: #30 x 2 : Carl Savem MD (08/27/2010) HUMULIN INJ 70/30 (INSULIN REG &amp; ISOPHANE (HUMAN)) 20 units ac breakfast Last Refill: #600 u x 0 : Carl Savem MD (08/27/2010)</text:p>
      <text:p text:style-name="Standard">Directives</text:p>
      <text:p text:style-name="Standard">Allergies and Adverse Reactions (! = critical)</text:p>
      <text:p text:style-name="Standard">Services Due</text:p>
      <text:p text:style-name="Standard">FLU VAX, PNEUMOVAX, MICROALB URN</text:p>
      <text:p text:style-name="Standard">3/18/2011 - Office Visit: F/u Diabetes Provider: Carl Savem MD Location of Care: WeServeEveryone Clinic</text:p>
      <text:p text:style-name="Standard">OFFICE VISIT</text:p>
      <text:p text:style-name="Standard"><text:soft-page-break/>History of Present Illness Reason for visit: Routine follow up Chief Complaint: No complaints</text:p>
      <text:p text:style-name="Standard">History</text:p>
      <text:p text:style-name="Standard">Diabetes Management Hyperglycemic Symptoms Polyuria: no Polydipsia: no Blurred vision: no</text:p>
      <text:p text:style-name="Standard">Sympathomimetic Symptoms Diaphoresis: no Agitation: no Tremor: no Palpitations: no Insomnia: no</text:p>
      <text:p text:style-name="Standard">Neuroglycopenic Symptoms Confusion: no Lethargy: no Somnolence: no Amnesia: no Stupor: no Seizures: no</text:p>
      <text:p text:style-name="Standard">Review ofSystems</text:p>
      <text:p text:style-name="Standard">General: denies fatigue, malaise, fever, weight loss Eyes: denies blurring, diplopia, irritation, discharge Ear/Nose/Throat: denies ear pain or discharge, nasal obstruction or discharge, sore throat Cardiovascular: denies chest pain, palpitations, paroxysmal nocturnal dyspnea, orthopnea, edema Respiratory: denies coughing, wheezing, dyspnea, hemoptysis Gastrointestinal: denies abdominal pain, dysphagia, nausea, vomiting, diarrhea, constipation Genitourinary: denies hematuria, frequency, urgency, dysuria, discharge, impotence, incontinence Musculoskeletal: denies back pain, joint swelling, joint stiffness, joint pain Skin: denies rashes, itching, lumps, sores, lesions, color change Neurologic: denies syncope, seizures, transient paralysis, weakness, paresthesias Psychiatric: denies depression, anxiety, mental disturbance, difficulty sleeping, suicidal ideation, hallucinations, paranoia Endocrine: denies polyuria, polydipsia, polyphagia, weight change, heat or cold intolerance Heme/Lymphatic: denies easy or excessive bruising, history of blood transfusions, anemia, bleeding disorders, adenopathy, chills, sweats Allergic/Immunologic: denies urticaria, hay fever, frequent UTIs; denies HIV high risk behaviors</text:p>
      <text:p text:style-name="Standard">Vital Signs</text:p>
      <text:p text:style-name="Standard">WeServeEveryone Clinic</text:p>
      <text:p text:style-name="Standard">March 24, 2011</text:p>
      <text:p text:style-name="Standard">1111 First Street California</text:p>
      <text:p text:style-name="Standard">111-111-11111 Fax: 111-111-1111</text:p>
      <text:p text:style-name="Standard">Page 2</text:p>
      <text:p text:style-name="Standard">Chart Summary</text:p>
      <text:p text:style-name="Standard">Ht: 64 in. Wt: 140 lbs.T: 98.0 degF. T site: oral P: 72 Rhythm: regular R: 16 BP: 158/90</text:p>
      <text:p text:style-name="Standard">Physical Exam</text:p>
      <text:p text:style-name="Standard">General Appearance: well developed, well nourished, no acute distress Eyes: conjunctiva and lids normal, PERRLA, EOMI, fundi WNL Ears, Nose, Mouth, Throat: TM clear, nares clear, oral exam WNL Respiratory: clear to auscultation and percussion, respiratory effort normal Cardiovascular: regular rate and rhythm, S1-S2, no murmur, rub or gallop, no bruits, peripheral pulses normal and symmetric, no cyanosis, clubbing, edema or varicosities Skin: clear, good turgor, color WNL, no rashes, lesions, or ulcerations</text:p>
      <text:p text:style-name="Standard">Problems (including changes): Blood pressure is lower. Feet are inspected and there are no callouses, no compromised skin. No vision complaints.</text:p>
      <text:p text:style-name="Standard">Impression: Sub optimal sugar, control with retinopathy and neuropathy, high glucometer readings. Will work harder on diet. Will increase insulin by 2 units.</text:p>
      <text:p text:style-name="Standard">Home Glucose Monitoring: AC breakfast 110 to 220 <text:soft-page-break/>AC breakfast mean 142 AC dinner 100 to 250 AC dinner mean 120</text:p>
      <text:p text:style-name="Standard">Plan</text:p>
      <text:p text:style-name="Standard">Medications: HUMULIN INJ 70/30 20 u ac breakfast</text:p>
      <text:p text:style-name="Standard">PRINIVIL TABS 20 MG 1 qd</text:p>
      <text:p text:style-name="Standard">Treatment: Will have annual foot exam at next visit.</text:p>
      <text:p text:style-name="Standard">Orders:</text:p>
      <text:p text:style-name="Standard">UA Metabolic Panel</text:p>
      <text:p text:style-name="Standard">Education/Counseling (time): 5 minutes</text:p>
      <text:p text:style-name="Standard">Coordination of Care (time): 20 minutes</text:p>
      <text:p text:style-name="Standard">Follow-up/Return Visit: 3 months</text:p>
      <text:p text:style-name="Standard">Disposition: return to clinic</text:p>
      <text:p text:style-name="Standard">WeServeEveryone Clinic</text:p>
      <text:p text:style-name="Standard">March 24, 2011</text:p>
      <text:p text:style-name="Standard">1111 First Street California</text:p>
      <text:p text:style-name="Standard">111-111-11111 Fax: 111-111-1111</text:p>
      <text:p text:style-name="Standard">Page 2</text:p>
      <text:p text:style-name="Standard">Chart Summary</text:p>
      <text:p text:style-name="Standard">03/18/2011 - Lab Report: Metabolic Panel Provider: Carl Savem MD</text:p>
      <text:p text:style-name="Standard">Tests:</text:p>
      <text:p text:style-name="Standard">(1) Metabolic Panel(ML-03CHEM)</text:p>
      <text:p text:style-name="Standard">ALK PHOS</text:p>
      <text:p text:style-name="Standard">72</text:p>
      <text:p text:style-name="Standard">35-100</text:p>
      <text:p text:style-name="Standard">BG RANDOM</text:p>
      <text:p text:style-name="Standard">125 mg/dl</text:p>
      <text:p text:style-name="Standard">70-125</text:p>
      <text:p text:style-name="Standard">BUN</text:p>
      <text:p text:style-name="Standard">16 mg/dl</text:p>
      <text:p text:style-name="Standard">7-25</text:p>
      <text:p text:style-name="Standard">CALCIUM</text:p>
      <text:p text:style-name="Standard">9.6 mg/dl</text:p>
      <text:p text:style-name="Standard">8.2-10.2</text:p>
      <text:p text:style-name="Standard">CHLORIDE</text:p>
      <text:p text:style-name="Standard">101 mmol/l</text:p>
      <text:p text:style-name="Standard">96-109</text:p>
      <text:p text:style-name="Standard">CO2</text:p>
      <text:p text:style-name="Standard">27 mmol/l</text:p>
      <text:p text:style-name="Standard">23-29</text:p>
      <text:p text:style-name="Standard">CREATININE</text:p>
      <text:p text:style-name="Standard">0.7 mg/dl</text:p>
      <text:p text:style-name="Standard">0.6-1.2</text:p>
      <text:p text:style-name="Standard">PO4</text:p>
      <text:p text:style-name="Standard">2.9 mg/dl</text:p>
      <text:p text:style-name="Standard">2.5-4.5</text:p>
      <text:p text:style-name="Standard">POTASSIUM</text:p>
      <text:p text:style-name="Standard">4.5 mmol/l</text:p>
      <text:p text:style-name="Standard">3.5-5.3</text:p>
      <text:p text:style-name="Standard">SGOT (AST)</text:p>
      <text:p text:style-name="Standard">31 U/L</text:p>
      <text:p text:style-name="Standard"><text:soft-page-break/>0-40</text:p>
      <text:p text:style-name="Standard">BILI TOTAL</text:p>
      <text:p text:style-name="Standard">0.7 mg/dl</text:p>
      <text:p text:style-name="Standard">0.0-1.3</text:p>
      <text:p text:style-name="Standard">URIC ACID</text:p>
      <text:p text:style-name="Standard">4.8 mg/dl</text:p>
      <text:p text:style-name="Standard">3.4-7.0</text:p>
      <text:p text:style-name="Standard">LDH, TOTAL</text:p>
      <text:p text:style-name="Standard">136 IU/L</text:p>
      <text:p text:style-name="Standard">0-200</text:p>
      <text:p text:style-name="Standard">SODIUM</text:p>
      <text:p text:style-name="Standard">135 mmol/l</text:p>
      <text:p text:style-name="Standard">135-145</text:p>
      <text:p text:style-name="Standard"/>
      <text:p text:style-name="Standard">(2) HbA1c Test HbA1c level 6.0% (3) Lipid Profile Cholesterol, Total 210 mg/dl Triglycerides 236 mg/dl HDL Cholesterol 36 LDL Cholesterol 107</text:p>
      <text:p text:style-name="Standard">WeServeEveryone Clinic</text:p>
      <text:p text:style-name="Standard">March 24, 2011</text:p>
      <text:p text:style-name="Standard">1111 First Street California</text:p>
      <text:p text:style-name="Standard">111-111-11111 Fax: 111-111-1111</text:p>
      <text:p text:style-name="Standard">Page 2</text:p>
      <text:p text:style-name="Standard">Chart Summary</text:p>
      <text:p text:style-name="Standard">Female DOB: 04/04/1950 0000-44444Ins: Commercial xxxxx</text:p>
      <text:p text:style-name="Standard"/>
      <text:p text:style-name="Standard">Date 03/18/2011</text:p>
      <text:p text:style-name="Standard">HEIGHT (in)</text:p>
      <text:p text:style-name="Standard">64</text:p>
      <text:p text:style-name="Standard">WEIGHT (lb)</text:p>
      <text:p text:style-name="Standard">140</text:p>
      <text:p text:style-name="Standard">TEMPERATURE (deg F)</text:p>
      <text:p text:style-name="Standard">98</text:p>
      <text:p text:style-name="Standard">TEMP SITE</text:p>
      <text:p text:style-name="Standard">oral</text:p>
      <text:p text:style-name="Standard">PULSE RATE (/min)</text:p>
      <text:p text:style-name="Standard">72</text:p>
      <text:p text:style-name="Standard">PULSE RHYTHM</text:p>
      <text:p text:style-name="Standard"/>
      <text:p text:style-name="Standard">RESP RATE (/min)</text:p>
      <text:p text:style-name="Standard">16</text:p>
      <text:p text:style-name="Standard">BP SYSTOLIC (mm Hg)</text:p>
      <text:p text:style-name="Standard">158</text:p>
      <text:p text:style-name="Standard">BP DIASTOLIC (mm Hg)</text:p>
      <text:p text:style-name="Standard">90</text:p>
      <text:p text:style-name="Standard">CHOLESTEROL (mg/dL)</text:p>
      <text:p text:style-name="Standard"/>
      <text:p text:style-name="Standard">HDL (mg/dL)</text:p>
      <text:p text:style-name="Standard"><text:soft-page-break/></text:p>
      <text:p text:style-name="Standard">LDL (mg/dL)</text:p>
      <text:p text:style-name="Standard"/>
      <text:p text:style-name="Standard">BG RANDOM (mg/dL)</text:p>
      <text:p text:style-name="Standard">125</text:p>
      <text:p text:style-name="Standard">CXR</text:p>
      <text:p text:style-name="Standard"/>
      <text:p text:style-name="Standard">EKG</text:p>
      <text:p text:style-name="Standard"/>
      <text:p text:style-name="Standard">PAP SMEAR</text:p>
      <text:p text:style-name="Standard"/>
      <text:p text:style-name="Standard">BREAST EXAM</text:p>
      <text:p text:style-name="Standard"/>
      <text:p text:style-name="Standard">MAMMOGRAM</text:p>
      <text:p text:style-name="Standard"/>
      <text:p text:style-name="Standard">HEMOCCULT</text:p>
      <text:p text:style-name="Standard">neg</text:p>
      <text:p text:style-name="Standard">FLU VAX</text:p>
      <text:p text:style-name="Standard"/>
      <text:p text:style-name="Standard">PNEUMOVAX</text:p>
      <text:p text:style-name="Standard"/>
      <text:p text:style-name="Standard">TD BOOSTER</text:p>
      <text:p text:style-name="Standard">0.5 ml g</text:p>
      <text:p text:style-name="Standard">Foot Exam</text:p>
      <text:p text:style-name="Standard"/>
      <text:p text:style-name="Standard">Eye Exam</text:p>
      <text:p text:style-name="Standard">Comple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o Rajan</meta:initial-creator>
    <meta:creation-date>2016-03-12T20:34:33</meta:creation-date>
    <dc:date>2016-03-17T21:12:50</dc:date>
    <dc:creator>Eldo Rajan</dc:creator>
    <meta:editing-duration>PT1M46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5" meta:paragraph-count="169" meta:word-count="778" meta:character-count="5378"/>
  </office:meta>
</office:document-meta>
</file>